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>
        <table:null-date table:date-value="1900-01-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urement ID</text:p>
          </table:table-cell>
          <table:table-cell office:value-type="string" calcext:value-type="string">
            <text:p>Measured Value</text:p>
          </table:table-cell>
          <table:table-cell office:value-type="string" calcext:value-type="string">
            <text:p>Set V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765" calcext:value-type="float">
            <text:p>0.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3:36:18.012224958</meta:creation-date>
    <dc:date>2025-05-23T13:42:54.689492498</dc:date>
    <meta:editing-duration>PT6M37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